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5c85" officeooo:paragraph-rsid="000f5c85" style:font-size-asian="16pt" style:font-size-complex="16pt"/>
    </style:style>
    <style:style style:name="P2" style:family="paragraph" style:parent-style-name="Standard">
      <style:text-properties fo:font-size="9pt" officeooo:rsid="000f5c85" officeooo:paragraph-rsid="000f5c85" style:font-size-asian="9pt" style:font-size-complex="9pt"/>
    </style:style>
    <style:style style:name="P3" style:family="paragraph" style:parent-style-name="Standard">
      <style:text-properties style:font-name="Courier 10 Pitch" fo:font-size="9pt" officeooo:rsid="000f5c85" officeooo:paragraph-rsid="000f5c85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f5c85" officeooo:paragraph-rsid="000f5c8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2699e" officeooo:paragraph-rsid="0012699e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9pt" officeooo:rsid="0012699e" officeooo:paragraph-rsid="0012699e" style:font-size-asian="7.84999990463257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f5c85" officeooo:paragraph-rsid="000f5c85" style:font-size-asian="9pt" style:font-size-complex="9pt"/>
    </style:style>
    <style:style style:name="T1" style:family="text">
      <style:text-properties officeooo:rsid="001269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имеры использования qtools </text:p>
      <text:p text:style-name="P5"/>
      <text:p text:style-name="P6">В этом документе будут собираться примеры различных практических задач, решаемых с помощью комплекса qtools</text:p>
      <text:p text:style-name="P1"/>
      <text:p text:style-name="P1"/>
      <text:p text:style-name="P1">Процедура замены IMEI модема</text:p>
      <text:p text:style-name="Standard"/>
      <text:p text:style-name="P7">IMEI модема хранися в ячейке nvram 0x226. Проблема состоит в том, что ячейка эта имеет атрибут однократной записи. То есть ее один раз прописывают на заводе, и все дальнейшие попытки записи в нее тупо игнорируются, даже без соощения об ошибке. Но мы, конечно, всегда найдем способ все это обойти. Для этого придется примерно повторить тот путь, по которому nvram и EFS формирутся на заводе. <text:span text:style-name="T1">Следующий пример приведен для модема ZTE MF823/825. Для других модемов процеудура будет, возможно, немного другой. В частности, файл config используют только модемы фирмы ZTE. </text:span></text:p>
      <text:p text:style-name="P7">Последовательность действий будет следующей:</text:p>
      <text:p text:style-name="P2"/>
      <text:p text:style-name="P2">1. Сливаем с модема все ячейки nvram:</text:p>
      <text:p text:style-name="P2"/>
      <text:p text:style-name="P3">./qnvram -ri</text:p>
      <text:p text:style-name="P3"/>
      <text:p text:style-name="P2">2. Сливаем с модема файл config <text:span text:style-name="T1">(для ZTE-модемов, использующих этот файл)</text:span>:</text:p>
      <text:p text:style-name="P2"/>
      <text:p text:style-name="P3">./qefs -gf confg</text:p>
      <text:p text:style-name="P2"/>
      <text:p text:style-name="P2">3. Переводим модем м режим загрузки и загружаем в него NPRG, например так <text:span text:style-name="T1">(для ZTE823)</text:span>:</text:p>
      <text:p text:style-name="P2"/>
      <text:p text:style-name="P3">./qcommand -e -c"c 3a"</text:p>
      <text:p text:style-name="P3">./qdload -i loaders/NPRG9x15p.bin</text:p>
      <text:p text:style-name="P2">Конкретные команды зависят от чипсета и модели модема.</text:p>
      <text:p text:style-name="P2"/>
      <text:p text:style-name="P2">4. Очищаем раздел EFS. Для этого смотрим его начальный блок и размер через qrflash, и затем очищаем через qwdirect:</text:p>
      <text:p text:style-name="P2"/>
      <text:p text:style-name="P3">./qrflash -s@ -m</text:p>
      <text:p text:style-name="P3">./qwdirect -b&lt;start&gt; -c&lt;len&gt;</text:p>
      <text:p text:style-name="P2"/>
      <text:p text:style-name="P2">5. Перезагружаем модем, выдернув его и USB и вставив обратно.</text:p>
      <text:p text:style-name="P2">6. Вписываем нужный нам IMEI:</text:p>
      <text:p text:style-name="P2"/>
      <text:p text:style-name="P3">./qnvram -j 834001432784560</text:p>
      <text:p text:style-name="P2"/>
      <text:p text:style-name="P2">7. Возвращаем на место остальные ячейки nvram:</text:p>
      <text:p text:style-name="P2"/>
      <text:p text:style-name="P3">./qnvram -wa</text:p>
      <text:p text:style-name="P2"/>
      <text:p text:style-name="P2">8. Возвращаем на место файл config, <text:span text:style-name="T1">если он был в модеме</text:span>:</text:p>
      <text:p text:style-name="P2"/>
      <text:p text:style-name="P3">./qefs -wf config /</text:p>
      <text:p text:style-name="P2"/>
      <text:p text:style-name="P2">На этом — все. Если модем находится в factory mode (с ttyUSB-портами), то переводим его в рабочий режим комндой at+zcdrun=f, и перезагружаем его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07:58:52.887911986</meta:creation-date>
    <dc:date>2015-12-02T14:37:02.658624693</dc:date>
    <meta:editing-duration>PT20M22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24" meta:word-count="255" meta:character-count="1666" meta:non-whitespace-character-count="1431"/>
  </office:meta>
</office:document-meta>
</file>